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Roboto1" svg:font-family="Roboto, Arial,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fo:line-height="138%" style:writing-mode="lr-tb"/>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5f6368" style:text-line-through-style="none" style:text-line-through-type="none" style:font-name="Roboto" fo:font-size="14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5f6368" style:text-line-through-style="none" style:text-line-through-type="none" style:font-name="Roboto" fo:font-size="11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5f6368" style:text-line-through-style="none" style:text-line-through-type="none" style:text-underline-style="none"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5f6368" style:font-name="Roboto1" fo:font-size="12pt" fo:letter-spacing="normal" fo:font-style="normal" fo:font-weight="bold" style:font-size-asian="12pt" style:font-weight-asian="bold" style:font-size-complex="12pt" style:font-weight-complex="bold"/>
    </style:style>
    <style:style style:name="P10" style:family="paragraph" style:parent-style-name="Text_20_body">
      <style:paragraph-properties fo:margin-top="0cm" fo:margin-bottom="0cm" loext:contextual-spacing="false" fo:line-height="138%" style:writing-mode="lr-tb"/>
      <style:text-properties fo:font-size="12pt" fo:font-weight="bold" style:font-size-asian="12pt" style:font-weight-asian="bold" style:font-size-complex="12pt" style:font-weight-complex="bold"/>
    </style:style>
    <style:style style:name="T1" style:family="text">
      <style:text-properties fo:font-variant="normal" fo:text-transform="none" fo:color="#5f6368" style:text-line-through-style="none" style:text-line-through-type="none" style:font-name="Roboto" fo:font-size="14pt" fo:font-style="normal" style:text-underline-style="none" fo:font-weight="bold" style:text-blinking="false" fo:background-color="transparent" loext:char-shading-value="0"/>
    </style:style>
    <style:style style:name="T2" style:family="text">
      <style:text-properties fo:font-variant="normal" fo:text-transform="none" fo:color="#5f6368" style:text-line-through-style="none" style:text-line-through-type="none" style:font-name="Roboto" fo:font-style="normal" style:text-underline-style="none" fo:font-weight="bold" style:text-blinking="false" fo:background-color="transparent" loext:char-shading-value="0"/>
    </style:style>
    <style:style style:name="T3" style:family="text">
      <style:text-properties fo:font-variant="normal" fo:text-transform="none" fo:color="#5f6368" style:text-line-through-style="none" style:text-line-through-type="none" style:font-name="Roboto" fo:font-style="normal" style:text-underline-style="none" style:text-blinking="false" fo:background-color="transparent" loext:char-shading-value="0"/>
    </style:style>
    <style:style style:name="T4" style:family="text">
      <style:text-properties fo:font-variant="normal" fo:text-transform="none" fo:color="#5f6368" style:text-line-through-style="none" style:text-line-through-type="none" style:font-name="Roboto" fo:font-size="12pt" fo:font-style="normal" style:text-underline-style="none" fo:font-weight="bold" style:text-blinking="false" fo:background-color="transparent" loext:char-shading-value="0" style:font-size-asian="12pt" style:font-size-complex="12pt"/>
    </style:style>
    <style:style style:name="T5" style:family="text">
      <style:text-properties fo:font-variant="normal" fo:text-transform="none" fo:color="#5f6368" style:text-line-through-style="none" style:text-line-through-type="none" style:font-name="Roboto"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6" style:family="text">
      <style:text-properties fo:font-variant="normal" fo:text-transform="none" fo:color="#5f6368" style:text-line-through-style="none" style:text-line-through-type="none" style:font-name="Roboto" fo:font-size="12pt" fo:font-style="normal" style:text-underline-style="none" style:text-blinking="false" fo:background-color="transparent" loext:char-shading-value="0" style:font-size-asian="12pt" style:font-size-complex="12pt"/>
    </style:style>
    <style:style style:name="T7" style:family="text">
      <style:text-properties fo:font-variant="normal" fo:text-transform="none" fo:color="#5f6368"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5f6368" style:text-line-through-style="none" style:text-line-through-type="none" style:font-name="Roboto1" fo:font-size="9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5f6368" style:text-line-through-style="none" style:text-line-through-type="none" style:font-name="Roboto1"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5f6368" style:text-line-through-style="none" style:text-line-through-type="none" style:font-name="Roboto1" fo:letter-spacing="normal" fo:font-style="normal" style:text-underline-style="none" style:text-blinking="false" fo:background-color="transparent" loext:char-shading-value="0"/>
    </style:style>
    <style:style style:name="T11" style:family="text">
      <style:text-properties fo:font-variant="normal" fo:text-transform="none" fo:color="#5f6368" style:text-line-through-style="none" style:text-line-through-type="none" fo:font-size="12pt"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5f6368" style:text-line-through-style="none" style:text-line-through-type="none" fo:font-size="12pt" style:text-underline-style="none" style:text-blinking="false" fo:background-color="transparent" loext:char-shading-value="0" style:font-size-asian="12pt" style:font-size-complex="12pt"/>
    </style:style>
    <style:style style:name="T13" style:family="text">
      <style:text-properties fo:font-variant="normal" fo:text-transform="none" fo:color="#5f6368" style:text-line-through-style="none" style:text-line-through-type="none" fo:font-size="12pt" style:text-underline-style="none" fo:font-weight="bold" style:text-blinking="false" fo:background-color="transparent" loext:char-shading-value="0" style:font-size-asian="12pt" style:font-weight-asian="bold" style:font-size-complex="12pt" style:font-weight-complex="bold"/>
    </style:style>
    <style:style style:name="T14" style:family="text">
      <style:text-properties fo:font-variant="normal" fo:text-transform="none" fo:color="#1155cc" style:text-line-through-style="none" style:text-line-through-type="none" style:font-name="Roboto" fo:font-size="14pt" fo:font-style="normal" style:text-underline-style="solid" style:text-underline-width="auto" style:text-underline-color="font-color" fo:font-weight="bold" style:text-blinking="false" fo:background-color="transparent" loext:char-shading-value="0"/>
    </style:style>
    <style:style style:name="T15" style:family="text">
      <style:text-properties fo:font-variant="normal" fo:text-transform="none" fo:color="#1155cc" style:text-line-through-style="none" style:text-line-through-type="none" style:font-name="Roboto" fo:font-style="normal" style:text-underline-style="solid" style:text-underline-width="auto" style:text-underline-color="font-color" fo:font-weight="bold" style:text-blinking="false" fo:background-color="transparent" loext:char-shading-value="0"/>
    </style:style>
    <style:style style:name="T16" style:family="text">
      <style:text-properties fo:font-variant="normal" fo:text-transform="none" fo:color="#1155cc" style:text-line-through-style="none" style:text-line-through-type="none" style:font-name="Roboto" fo:font-size="12pt" fo:font-style="normal" style:text-underline-style="solid" style:text-underline-width="auto" style:text-underline-color="font-color" fo:font-weight="bold" style:text-blinking="false" fo:background-color="transparent" loext:char-shading-value="0" style:font-size-asian="12pt" style:font-size-complex="12pt"/>
    </style:style>
    <style:style style:name="T17" style:family="text">
      <style:text-properties fo:font-variant="normal" fo:text-transform="none" fo:color="#1155cc" style:text-line-through-style="none" style:text-line-through-type="none" style:font-name="Roboto" fo:font-size="12pt" fo:font-style="normal" style:text-underline-style="solid" style:text-underline-width="auto" style:text-underline-color="font-color" fo:font-weight="bold" style:text-blinking="false" fo:background-color="transparent" loext:char-shading-value="0" style:font-size-asian="12pt" style:font-weight-asian="bold" style:font-size-complex="12pt" style:font-weight-complex="bold"/>
    </style:style>
    <style:style style:name="T18" style:family="text">
      <style:text-properties fo:font-variant="normal" fo:text-transform="none" fo:color="#1155cc" style:text-line-through-style="none" style:text-line-through-type="none" style:font-name="Roboto" fo:font-size="12pt" fo:font-style="normal" style:text-underline-style="solid" style:text-underline-width="auto" style:text-underline-color="font-color" style:text-blinking="false" fo:background-color="transparent" loext:char-shading-value="0" style:font-size-asian="12pt" style:font-size-complex="12pt"/>
    </style:style>
    <style:style style:name="T19"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bold"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style:text-line-through-style="none" style:text-line-through-type="none" style:font-name="Roboto" fo:font-size="14pt" style:text-underline-style="none" fo:font-weight="bold" style:text-blinking="false" fo:background-color="transparent" loext:char-shading-value="0"/>
    </style:style>
    <style:style style:name="T23" style:family="text">
      <style:text-properties style:text-line-through-style="none" style:text-line-through-type="none" style:font-name="Roboto" style:text-underline-style="none" fo:font-weight="bold" style:text-blinking="false" fo:background-color="transparent" loext:char-shading-value="0"/>
    </style:style>
    <style:style style:name="T24" style:family="text">
      <style:text-properties style:text-line-through-style="none" style:text-line-through-type="none" style:font-name="Roboto" style:text-underline-style="none" style:text-blinking="false" fo:background-color="transparent" loext:char-shading-value="0"/>
    </style:style>
    <style:style style:name="T25" style:family="text">
      <style:text-properties fo:font-weight="normal"/>
    </style:style>
    <style:style style:name="T26" style:family="text">
      <style:text-properties style:font-name="Arial" fo:font-size="14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0">Look at the following command and explain what it does by going through the documentation of each of the individual commands. Use the tools you've learned in the previous lesson to figure out step by step what is happening in the following.</text:span><text:span text:style-name="T3"><text:line-break/></text:span></text:p>
      <text:p text:style-name="P2"><text:bookmark text:name="docs-internal-guid-1cf50ffc-7fff-51fe-944a-850e185d53a5"/><text:span text:style-name="T5">curl -s </text:span><text:a xlink:type="simple" xlink:href="http://public-dns.info/nameserver/br.csv" text:style-name="Internet_20_link" text:visited-style-name="Visited_20_Internet_20_Link"><text:span text:style-name="T17">http://public-dns.info/nameserver/br.csv</text:span></text:a><text:span text:style-name="T13"> </text:span><text:span text:style-name="T5">| cut -d, -f1 | shuf | tail -n 50 | xargs -i timeout 1 ping -c1 -w 1 {} | grep "time=" | awk '{print substr($7, 6, length($7)) " " substr($4, 1, length($4) -1)}' | sort -n | awk '{print $2 " " $1 "ms"}' | head -n 10</text:span></text:p>
      <text:p text:style-name="P2"><text:span text:style-name="T5"/></text:p>
      <text:p text:style-name="P9"><text:span text:style-name="T24">In the submission, explain how the each command, its options and complete command works</text:span></text:p>
      <text:p text:style-name="P1"><text:line-break/></text:p>
      <text:p text:style-name="P2"><text:span text:style-name="T20">curl -s </text:span><text:a xlink:type="simple" xlink:href="http://public-dns.info/nameserver/br.csv" text:style-name="Internet_20_link" text:visited-style-name="Visited_20_Internet_20_Link"><text:span text:style-name="T19">http://public-dns.info/nameserver/br.csv</text:span></text:a><text:span text:style-name="T21"> </text:span></text:p>
      <text:p text:style-name="Text_20_body"/>
      <text:p text:style-name="P3">The curl command transfers the data from the server using the http protocol.</text:p>
      <text:p text:style-name="Text_20_body"/>
      <text:p text:style-name="P4">cut -d, -f1 </text:p>
      <text:p text:style-name="Text_20_body"/>
      <text:p text:style-name="P3">-d,is delimiter  which seperates the data between the ” , ” and -f1 gives the first column of your data hence cut gives the first column.</text:p>
      <text:p text:style-name="Text_20_body"/>
      <text:p text:style-name="P4">shuf</text:p>
      <text:p text:style-name="Text_20_body"/>
      <text:p text:style-name="P3">This shuffles all the rows randomly.</text:p>
      <text:p text:style-name="Text_20_body"/>
      <text:p text:style-name="P4">tail -n 50 </text:p>
      <text:p text:style-name="Text_20_body"/>
      <text:p text:style-name="P3">This gives the last 50 lines of data.</text:p>
      <text:p text:style-name="Text_20_body"/>
      <text:p text:style-name="P4">xargs -i timeout 1 ping -c1 -w 1 {}</text:p>
      <text:p text:style-name="Text_20_body"/>
      <text:p text:style-name="P3">Xargs takes the input.</text:p>
      <text:p text:style-name="P3">Timeout 1 means that after every 1 second display another connection.</text:p>
      <text:p text:style-name="P3"><text:soft-page-break/>Ping checks for the connection between the host and the server and -c1 gives the count of number of times ping runs i.e., in this case 1.</text:p>
      <text:p text:style-name="P3">-w sets the timeout for entire program session. As we have -w1 then program exits after 1 second. (-w is deadline)</text:p>
      <text:p text:style-name="P3">{}-It is used for multiple inputs.</text:p>
      <text:p text:style-name="P1"><text:line-break/></text:p>
      <text:p text:style-name="P5"> <text:span text:style-name="T26">grep "time="</text:span></text:p>
      <text:p text:style-name="Text_20_body"/>
      <text:p text:style-name="P3">The grep command searches a for lines in a file that have a certain pattern. Here the pattern is “time=”</text:p>
      <text:p text:style-name="Text_20_body"/>
      <text:p text:style-name="P3">64 bytes from 177.131.114.86: icmp_seq=1 ttl=40 time=453 ms</text:p>
      <text:p text:style-name="P3">64 bytes from 201.20.188.26: icmp_seq=1 ttl=52 time=502 ms</text:p>
      <text:p text:style-name="P3">64 bytes from 177.19.170.162: icmp_seq=1 ttl=49 time=402 ms</text:p>
      <text:p text:style-name="P3">64 bytes from 177.92.1.38: icmp_seq=1 ttl=114 time=403 ms</text:p>
      <text:p text:style-name="P3">64 bytes from 200.179.97.194: icmp_seq=1 ttl=50 time=405 ms</text:p>
      <text:p text:style-name="P3">64 bytes from 170.231.116.42: icmp_seq=1 ttl=49 time=425 ms</text:p>
      <text:p text:style-name="P3">64 bytes from 200.99.138.103: icmp_seq=1 ttl=50 time=424 ms</text:p>
      <text:p text:style-name="P3">64 bytes from 189.89.165.114: icmp_seq=1 ttl=54 time=385 ms</text:p>
      <text:p text:style-name="P3">64 bytes from 200.150.82.154: icmp_seq=1 ttl=50 time=402 ms</text:p>
      <text:p text:style-name="P3">64 bytes from 200.169.88.1: icmp_seq=1 ttl=111 time=408 ms</text:p>
      <text:p text:style-name="P3">64 bytes from 177.5.244.130: icmp_seq=1 ttl=48 time=501 ms</text:p>
      <text:p text:style-name="P3">64 bytes from 186.216.62.69: icmp_seq=1 ttl=54 time=404 ms</text:p>
      <text:p text:style-name="P3">64 bytes from 200.204.167.62: icmp_seq=1 ttl=51 time=407 ms</text:p>
      <text:p text:style-name="P3">64 bytes from 201.76.162.156: icmp_seq=1 ttl=117 time=320 ms</text:p>
      <text:p text:style-name="P3">64 bytes from 138.59.40.228: icmp_seq=1 ttl=55 time=409 ms</text:p>
      <text:p text:style-name="P3">64 bytes from 186.202.137.28: icmp_seq=1 ttl=112 time=395 ms</text:p>
      <text:p text:style-name="P3">64 bytes from 200.143.34.43: icmp_seq=1 ttl=51 time=427 ms</text:p>
      <text:p text:style-name="P3">64 bytes from 189.4.130.159: icmp_seq=1 ttl=50 time=506 ms</text:p>
      <text:p text:style-name="P3">64 bytes from 177.67.201.39: icmp_seq=1 ttl=48 time=403 ms</text:p>
      <text:p text:style-name="P3">64 bytes from 179.185.88.86: icmp_seq=1 ttl=49 time=506 ms</text:p>
      <text:p text:style-name="P3">64 bytes from 177.184.131.180: icmp_seq=1 ttl=245 time=301 ms</text:p>
      <text:p text:style-name="P3">64 bytes from 200.222.51.209: icmp_seq=1 ttl=115 time=357 ms</text:p>
      <text:p text:style-name="P3">64 bytes from 186.202.1.243: icmp_seq=1 ttl=50 time=361 ms</text:p>
      <text:p text:style-name="P3">64 bytes from 200.195.154.122: icmp_seq=1 ttl=48 time=396 ms</text:p>
      <text:p text:style-name="P3">64 bytes from 170.245.224.148: icmp_seq=1 ttl=52 time=320 ms</text:p>
      <text:p text:style-name="P3">64 bytes from 201.76.162.157: icmp_seq=1 ttl=117 time=320 ms</text:p>
      <text:p text:style-name="P3">64 bytes from 186.193.181.226: icmp_seq=1 ttl=55 time=355 ms</text:p>
      <text:p text:style-name="P3">64 bytes from 191.241.66.85: icmp_seq=1 ttl=55 time=354 ms</text:p>
      <text:p text:style-name="P3"><text:soft-page-break/>64 bytes from 177.220.161.50: icmp_seq=1 ttl=240 time=371 ms</text:p>
      <text:p text:style-name="P3">64 bytes from 186.225.45.138: icmp_seq=1 ttl=245 time=326 ms</text:p>
      <text:p text:style-name="P3">64 bytes from 200.221.11.101: icmp_seq=1 ttl=240 time=403 ms</text:p>
      <text:p text:style-name="P3">64 bytes from 187.51.127.93: icmp_seq=1 ttl=115 time=448 ms</text:p>
      <text:p text:style-name="P3">64 bytes from 200.169.8.1: icmp_seq=1 ttl=55 time=428 ms</text:p>
      <text:p text:style-name="P3">64 bytes from 187.1.175.86: icmp_seq=1 ttl=52 time=402 ms</text:p>
      <text:p text:style-name="P3">64 bytes from 177.85.235.243: icmp_seq=1 ttl=49 time=425 ms</text:p>
      <text:p text:style-name="P3">64 bytes from 177.184.176.5: icmp_seq=1 ttl=54 time=385 ms</text:p>
      <text:p text:style-name="P3">64 bytes from 168.181.62.74: icmp_seq=1 ttl=51 time=399 ms</text:p>
      <text:p text:style-name="P3">64 bytes from 177.85.176.140: icmp_seq=1 ttl=47 time=408 ms</text:p>
      <text:p text:style-name="P3">64 bytes from 186.237.202.26: icmp_seq=1 ttl=243 time=406 ms</text:p>
      <text:p text:style-name="P3">64 bytes from 200.194.198.76: icmp_seq=1 ttl=51 time=335 ms</text:p>
      <text:p text:style-name="P3">64 bytes from 177.20.178.12: icmp_seq=1 ttl=49 time=469 ms</text:p>
      <text:p text:style-name="P1"><text:line-break/><text:line-break/></text:p>
      <text:p text:style-name="P6">awk '{print substr($7, 6, length($7)) " " substr($4, 1, length($4) -1)}'</text:p>
      <text:p text:style-name="Text_20_body"/>
      <text:p text:style-name="P7">Awk has useful functions like substr</text:p>
      <text:p text:style-name="P7">substr(string,start,length)</text:p>
      <text:p text:style-name="P7">First we print the time i.e., from 6th to 8th position.</text:p>
      <text:p text:style-name="P7">Next substr prints the ip address</text:p>
      <text:p text:style-name="Text_20_body"/>
      <text:p text:style-name="P7">399 200.167.191.114</text:p>
      <text:p text:style-name="P7">409 54.94.175.250</text:p>
      <text:p text:style-name="P7">398 186.230.29.10</text:p>
      <text:p text:style-name="P7">407 177.19.217.206</text:p>
      <text:p text:style-name="P7">403 200.202.233.21</text:p>
      <text:p text:style-name="P7">403 201.76.162.157</text:p>
      <text:p text:style-name="P7">406 131.196.216.10</text:p>
      <text:p text:style-name="P7">339 187.1.175.86</text:p>
      <text:p text:style-name="P7">335 177.67.81.162</text:p>
      <text:p text:style-name="P7">393 187.61.9.42</text:p>
      <text:p text:style-name="P7">330 189.124.138.68</text:p>
      <text:p text:style-name="P7">373 179.181.132.219</text:p>
      <text:p text:style-name="P7">340 186.237.202.26</text:p>
      <text:p text:style-name="P7">363 177.126.170.134</text:p>
      <text:p text:style-name="P7">407 177.92.1.35</text:p>
      <text:p text:style-name="P7">322 189.22.227.194</text:p>
      <text:p text:style-name="P7"><text:soft-page-break/>408 200.194.198.75</text:p>
      <text:p text:style-name="P7">401 200.150.116.10</text:p>
      <text:p text:style-name="P7">406 200.162.142.66</text:p>
      <text:p text:style-name="P7">407 201.44.177.131</text:p>
      <text:p text:style-name="P7">336 187.85.84.178</text:p>
      <text:p text:style-name="P7">406 189.8.80.35</text:p>
      <text:p text:style-name="P7">406 186.248.139.42</text:p>
      <text:p text:style-name="P7">403 164.163.1.90</text:p>
      <text:p text:style-name="P7">423 177.43.249.132</text:p>
      <text:p text:style-name="P7">404 177.87.96.4</text:p>
      <text:p text:style-name="P7">402 200.195.148.170</text:p>
      <text:p text:style-name="P7">413 186.226.84.165</text:p>
      <text:p text:style-name="P7">426 186.219.242.26</text:p>
      <text:p text:style-name="P7">372 179.108.248.9</text:p>
      <text:p text:style-name="P7">330 189.45.13.125</text:p>
      <text:p text:style-name="P7">374 187.49.127.110</text:p>
      <text:p text:style-name="P7">405 200.169.8.1</text:p>
      <text:p text:style-name="P7">404 177.43.35.247</text:p>
      <text:p text:style-name="P7">284 187.33.230.114</text:p>
      <text:p text:style-name="P7">319 168.90.4.10</text:p>
      <text:p text:style-name="P7">320 170.245.224.148</text:p>
      <text:p text:style-name="P7">405 200.150.85.68</text:p>
      <text:p text:style-name="P7">348 170.247.211.253</text:p>
      <text:p text:style-name="P7">457 200.99.138.13</text:p>
      <text:p text:style-name="P7">412 186.251.103.3</text:p>
      <text:p text:style-name="P7">288 177.184.131.54</text:p>
      <text:p text:style-name="Text_20_body"/>
      <text:p text:style-name="P8"> </text:p>
      <text:p text:style-name="Text_20_body"/>
      <text:p text:style-name="P6">sort -n </text:p>
      <text:p text:style-name="P7">This sorts the data in numerical order</text:p>
      <text:p text:style-name="Text_20_body"/>
      <text:p text:style-name="P7">295 170.239.136.10</text:p>
      <text:p text:style-name="P7">314 200.155.74.15</text:p>
      <text:p text:style-name="P7">317 189.91.91.12</text:p>
      <text:p text:style-name="P7">331 189.45.13.125</text:p>
      <text:p text:style-name="P7">348 189.125.102.209</text:p>
      <text:p text:style-name="P7">354 177.103.222.182</text:p>
      <text:p text:style-name="P7">367 189.22.227.194</text:p>
      <text:p text:style-name="P7">373 186.251.103.3</text:p>
      <text:p text:style-name="P7"><text:soft-page-break/>399 200.150.85.67</text:p>
      <text:p text:style-name="P7">401 138.0.53.194</text:p>
      <text:p text:style-name="P7">401 177.92.17.246</text:p>
      <text:p text:style-name="P7">401 186.216.62.69</text:p>
      <text:p text:style-name="P7">402 186.216.62.1</text:p>
      <text:p text:style-name="P7">402 200.167.191.114</text:p>
      <text:p text:style-name="P7">403 186.202.51.132</text:p>
      <text:p text:style-name="P7">403 186.251.180.15</text:p>
      <text:p text:style-name="P7">403 200.150.82.154</text:p>
      <text:p text:style-name="P7">403 200.161.143.52</text:p>
      <text:p text:style-name="P7">403 200.205.44.154</text:p>
      <text:p text:style-name="P7">404 138.59.40.228</text:p>
      <text:p text:style-name="P7">404 187.62.226.69</text:p>
      <text:p text:style-name="P7">404 189.108.63.5</text:p>
      <text:p text:style-name="P7">405 177.159.232.52</text:p>
      <text:p text:style-name="P7">405 187.1.175.86</text:p>
      <text:p text:style-name="P7">406 177.124.247.2</text:p>
      <text:p text:style-name="P7">406 187.44.160.222</text:p>
      <text:p text:style-name="P7">406 189.114.141.66</text:p>
      <text:p text:style-name="P7">407 200.150.83.115</text:p>
      <text:p text:style-name="P7">407 200.162.142.66</text:p>
      <text:p text:style-name="P7">409 177.67.81.134</text:p>
      <text:p text:style-name="P7">409 200.164.220.179</text:p>
      <text:p text:style-name="P7">411 200.150.72.2</text:p>
      <text:p text:style-name="P7">421 179.184.38.154</text:p>
      <text:p text:style-name="P7">427 177.102.143.166</text:p>
      <text:p text:style-name="P7">430 177.92.0.90</text:p>
      <text:p text:style-name="P7">435 200.150.113.147</text:p>
      <text:p text:style-name="P7">446 177.130.60.40</text:p>
      <text:p text:style-name="P7">451 187.33.230.114</text:p>
      <text:p text:style-name="P7">459 138.99.61.22</text:p>
      <text:p text:style-name="P7">461 164.163.1.90</text:p>
      <text:p text:style-name="P7">499 186.219.242.26</text:p>
      <text:p text:style-name="P7">506 177.3.61.241</text:p>
      <text:p text:style-name="P1"><text:line-break/></text:p>
      <text:p text:style-name="P6">awk '{print $2 " " $1 "ms"}' </text:p>
      <text:p text:style-name="Text_20_body"/>
      <text:p text:style-name="P7">This prints the ip address first(as $2 ) and then the time(as $1) ending with ms.</text:p>
      <text:p text:style-name="Text_20_body"/>
      <text:p text:style-name="P7"><text:soft-page-break/>177.200.48.47 318ms</text:p>
      <text:p text:style-name="P7">200.195.128.82 358ms</text:p>
      <text:p text:style-name="P7">200.99.138.100 360ms</text:p>
      <text:p text:style-name="P7">200.195.132.210 368ms</text:p>
      <text:p text:style-name="P7">186.202.137.28 369ms</text:p>
      <text:p text:style-name="P7">187.44.160.222 372ms</text:p>
      <text:p text:style-name="P7">200.150.113.147 374ms</text:p>
      <text:p text:style-name="P7">177.220.163.150 377ms</text:p>
      <text:p text:style-name="P7">186.216.62.85 399ms</text:p>
      <text:p text:style-name="P7">200.155.168.110 399ms</text:p>
      <text:p text:style-name="P7">170.245.224.148 400ms</text:p>
      <text:p text:style-name="P7">170.247.211.253 401ms</text:p>
      <text:p text:style-name="P7">177.36.152.171 401ms</text:p>
      <text:p text:style-name="P7">201.39.214.142 401ms</text:p>
      <text:p text:style-name="P7">177.93.152.1 402ms</text:p>
      <text:p text:style-name="P7">177.200.48.48 403ms</text:p>
      <text:p text:style-name="P7">186.216.62.21 403ms</text:p>
      <text:p text:style-name="P7">189.8.108.11 403ms</text:p>
      <text:p text:style-name="P7">191.242.176.195 403ms</text:p>
      <text:p text:style-name="P7">200.155.74.15 403ms</text:p>
      <text:p text:style-name="P7">200.189.221.10 403ms</text:p>
      <text:p text:style-name="P7">200.189.221.5 403ms</text:p>
      <text:p text:style-name="P7">200.99.138.103 403ms</text:p>
      <text:p text:style-name="P7">138.219.105.100 404ms</text:p>
      <text:p text:style-name="P7">177.12.239.132 404ms</text:p>
      <text:p text:style-name="P7">186.216.62.33 404ms</text:p>
      <text:p text:style-name="P7">186.216.62.53 404ms</text:p>
      <text:p text:style-name="P7">189.45.13.125 404ms</text:p>
      <text:p text:style-name="P7">192.146.229.22 404ms</text:p>
      <text:p text:style-name="P7">177.103.222.182 405ms</text:p>
      <text:p text:style-name="P7">177.155.135.81 405ms</text:p>
      <text:p text:style-name="P7">177.43.249.132 405ms</text:p>
      <text:p text:style-name="P7">200.195.180.226 405ms</text:p>
      <text:p text:style-name="P7">200.164.220.179 406ms</text:p>
      <text:p text:style-name="P7">170.239.136.10 408ms</text:p>
      <text:p text:style-name="P7">177.66.203.11 409ms</text:p>
      <text:p text:style-name="P7">200.150.85.69 410ms</text:p>
      <text:p text:style-name="P7">179.95.232.131 423ms</text:p>
      <text:p text:style-name="P7">177.92.24.110 426ms</text:p>
      <text:p text:style-name="P7">167.249.120.21 427ms</text:p>
      <text:p text:style-name="P7">186.251.103.10 434ms</text:p>
      <text:p text:style-name="P7"><text:soft-page-break/>201.64.113.214 445ms</text:p>
      <text:p text:style-name="P7">186.208.253.101 456ms</text:p>
      <text:p text:style-name="P7">177.135.174.36 457ms</text:p>
      <text:p text:style-name="P7">160.238.243.2 473ms</text:p>
      <text:p text:style-name="P7">200.193.219.12 488ms</text:p>
      <text:p text:style-name="P7">177.12.230.174 504ms</text:p>
      <text:p text:style-name="P1"><text:line-break/><text:line-break/></text:p>
      <text:p text:style-name="P6">head -n 10</text:p>
      <text:p text:style-name="Text_20_body"/>
      <text:p text:style-name="P7">This gives the first 10 items from the data.</text:p>
      <text:p text:style-name="Text_20_body"/>
      <text:p text:style-name="P7">168.90.4.10 298ms</text:p>
      <text:p text:style-name="P7">191.241.66.82 338ms</text:p>
      <text:p text:style-name="P7">200.202.233.21 340ms</text:p>
      <text:p text:style-name="P7">177.36.152.171 346ms</text:p>
      <text:p text:style-name="P7">187.120.209.14 350ms</text:p>
      <text:p text:style-name="P7">177.20.178.12 366ms</text:p>
      <text:p text:style-name="P7">179.181.132.219 381ms</text:p>
      <text:p text:style-name="P7">186.229.50.2 384ms</text:p>
      <text:p text:style-name="P7">200.169.8.1 390ms</text:p>
      <text:p text:style-name="P7">138.97.84.2 395ms</text:p>
      <text:p text:style-name="P1"><text:line-break/><text:line-break/><text:line-break/></text:p>
      <text:p text:style-name="P8"> </text:p>
      <text:p text:style-name="Text_20_body"/>
      <text:p text:style-name="P8"> </text:p>
      <text:p text:style-name="Text_20_body"><text:span text:style-name="T25"><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Roboto1" svg:font-family="Roboto, Arial,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42:25.469428354</meta:creation-date>
    <dc:date>2020-01-16T09:44:12.271976371</dc:date>
    <meta:editing-duration>PT1M47S</meta:editing-duration>
    <meta:editing-cycles>1</meta:editing-cycles>
    <meta:document-statistic meta:table-count="0" meta:image-count="0" meta:object-count="0" meta:page-count="7" meta:paragraph-count="222" meta:word-count="961" meta:character-count="6927" meta:non-whitespace-character-count="6152"/>
    <meta:generator>LibreOffice/6.1.6.3$Linux_X86_64 LibreOffice_project/10$Build-3</meta:generator>
  </office:meta>
</office:document-meta>
</file>